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3270000012B3A0C18E6.jpg"/>
  <manifest:file-entry manifest:media-type="image/jpeg" manifest:full-path="Pictures/1000000000000545000000D84706925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24pt" fo:font-weight="bold" style:font-size-asian="24pt" style:font-weight-asian="bold" style:font-size-complex="2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aphics1" text:anchor-type="paragraph" svg:x="0.2854in" svg:y="2.2602in" svg:width="6.1256in" svg:height="2.6417in" draw:z-index="0"><draw:image xlink:href="Pictures/1000000000000545000000D847069250.jpg" xlink:type="simple" xlink:show="embed" xlink:actuate="onLoad"/></draw:frame><draw:frame draw:style-name="fr1" draw:name="graphics2" text:anchor-type="paragraph" svg:x="0.4165in" svg:y="6.5728in" svg:width="5.7862in" svg:height="2.2874in" draw:z-index="1"><draw:image xlink:href="Pictures/10000000000003270000012B3A0C18E6.jpg" xlink:type="simple" xlink:show="embed" xlink:actuate="onLoad"/></draw:frame>MEDICARE DETERMIN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9-09T21:33:58.69</meta:creation-date>
    <dc:date>2017-09-09T21:41:05.13</dc:date>
    <meta:editing-duration>PT7M6S</meta:editing-duration>
    <meta:editing-cycles>2</meta:editing-cycles>
    <meta:generator>OpenOffice/4.1.2$Win32 OpenOffice.org_project/412m3$Build-9782</meta:generator>
    <meta:document-statistic meta:table-count="0" meta:image-count="2" meta:object-count="0" meta:page-count="1" meta:paragraph-count="1" meta:word-count="2" meta:character-count="22"/>
  </office:meta>
</office:document-meta>
</file>